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32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9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87.22mm"/>
    </style:style>
    <style:style style:name="co8" style:family="table-column">
      <style:table-column-properties fo:break-before="auto" style:column-width="86.68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51.82mm"/>
    </style:style>
    <style:style style:name="co11" style:family="table-column">
      <style:table-column-properties fo:break-before="auto" style:column-width="49.11mm"/>
    </style:style>
    <style:style style:name="co12" style:family="table-column">
      <style:table-column-properties fo:break-before="auto" style:column-width="87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8cfbb741-bd63-449f-9e48-4d234264c8d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7_KO</text:p>
          </table:table-cell>
          <table:table-cell office:value-type="string" calcext:value-type="string">
            <text:p>MergeDevice8_OK</text:p>
          </table:table-cell>
        </table:table-row>
        <table:table-row table:style-name="ro1">
          <table:table-cell office:value-type="string" calcext:value-type="string">
            <text:p>8cfbb741-bd63-449f-9e48-4d234264c8d5/Track1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8cfbb741-bd63-449f-9e48-4d234264c8d5/Track1.mp3</text:p>
          </table:table-cell>
          <table:table-cell office:value-type="string" calcext:value-type="string">
            <text:p>year</text:p>
          </table:table-cell>
          <table:table-cell office:value-type="float" office:value="2000" calcext:value-type="float">
            <text:p>200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8cfbb741-bd63-449f-9e48-4d234264c8d5/Track1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cfbb741-bd63-449f-9e48-4d234264c8d5/Track2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8cfbb741-bd63-449f-9e48-4d234264c8d5/Track2.mp3</text:p>
          </table:table-cell>
          <table:table-cell office:value-type="string" calcext:value-type="string">
            <text:p>year</text:p>
          </table:table-cell>
          <table:table-cell office:value-type="float" office:value="2000" calcext:value-type="float">
            <text:p>200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8cfbb741-bd63-449f-9e48-4d234264c8d5/Track2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cfbb741-bd63-449f-9e48-4d234264c8d5/Track3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8cfbb741-bd63-449f-9e48-4d234264c8d5/Track3.mp3</text:p>
          </table:table-cell>
          <table:table-cell office:value-type="string" calcext:value-type="string">
            <text:p>year</text:p>
          </table:table-cell>
          <table:table-cell office:value-type="float" office:value="2000" calcext:value-type="float">
            <text:p>200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8cfbb741-bd63-449f-9e48-4d234264c8d5/Track3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cfbb741-bd63-449f-9e48-4d234264c8d5/Track4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8cfbb741-bd63-449f-9e48-4d234264c8d5/Track4.mp3</text:p>
          </table:table-cell>
          <table:table-cell office:value-type="string" calcext:value-type="string">
            <text:p>year</text:p>
          </table:table-cell>
          <table:table-cell office:value-type="float" office:value="2000" calcext:value-type="float">
            <text:p>200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8cfbb741-bd63-449f-9e48-4d234264c8d5/Track4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cfbb741-bd63-449f-9e48-4d234264c8d5/Track5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8cfbb741-bd63-449f-9e48-4d234264c8d5/Track5.mp3</text:p>
          </table:table-cell>
          <table:table-cell office:value-type="string" calcext:value-type="string">
            <text:p>year</text:p>
          </table:table-cell>
          <table:table-cell office:value-type="float" office:value="2000" calcext:value-type="float">
            <text:p>200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8cfbb741-bd63-449f-9e48-4d234264c8d5/Track5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cfbb741-bd63-449f-9e48-4d234264c8d5/Track6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8cfbb741-bd63-449f-9e48-4d234264c8d5/Track6.mp3</text:p>
          </table:table-cell>
          <table:table-cell office:value-type="string" calcext:value-type="string">
            <text:p>year</text:p>
          </table:table-cell>
          <table:table-cell office:value-type="float" office:value="2000" calcext:value-type="float">
            <text:p>200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8cfbb741-bd63-449f-9e48-4d234264c8d5/Track6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cfbb741-bd63-449f-9e48-4d234264c8d5/Track7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8cfbb741-bd63-449f-9e48-4d234264c8d5/Track7.mp3</text:p>
          </table:table-cell>
          <table:table-cell office:value-type="string" calcext:value-type="string">
            <text:p>year</text:p>
          </table:table-cell>
          <table:table-cell office:value-type="float" office:value="2000" calcext:value-type="float">
            <text:p>200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8cfbb741-bd63-449f-9e48-4d234264c8d5/Track7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cfbb741-bd63-449f-9e48-4d234264c8d5/Track8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8cfbb741-bd63-449f-9e48-4d234264c8d5/Track8.mp3</text:p>
          </table:table-cell>
          <table:table-cell office:value-type="string" calcext:value-type="string">
            <text:p>year</text:p>
          </table:table-cell>
          <table:table-cell office:value-type="float" office:value="2000" calcext:value-type="float">
            <text:p>200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8cfbb741-bd63-449f-9e48-4d234264c8d5/Track8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cfbb741-bd63-449f-9e48-4d234264c8d5/Track9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8cfbb741-bd63-449f-9e48-4d234264c8d5/Track9.mp3</text:p>
          </table:table-cell>
          <table:table-cell office:value-type="string" calcext:value-type="string">
            <text:p>year</text:p>
          </table:table-cell>
          <table:table-cell office:value-type="float" office:value="2000" calcext:value-type="float">
            <text:p>200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8cfbb741-bd63-449f-9e48-4d234264c8d5/Track9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cfbb741-bd63-449f-9e48-4d234264c8d5/Track10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8cfbb741-bd63-449f-9e48-4d234264c8d5/Track10.mp3</text:p>
          </table:table-cell>
          <table:table-cell office:value-type="string" calcext:value-type="string">
            <text:p>year</text:p>
          </table:table-cell>
          <table:table-cell office:value-type="float" office:value="2000" calcext:value-type="float">
            <text:p>200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8cfbb741-bd63-449f-9e48-4d234264c8d5/Track10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cfbb741-bd63-449f-9e48-4d234264c8d5/Track11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8cfbb741-bd63-449f-9e48-4d234264c8d5/Track11.mp3</text:p>
          </table:table-cell>
          <table:table-cell office:value-type="string" calcext:value-type="string">
            <text:p>year</text:p>
          </table:table-cell>
          <table:table-cell office:value-type="float" office:value="2000" calcext:value-type="float">
            <text:p>200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8cfbb741-bd63-449f-9e48-4d234264c8d5/Track11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cfbb741-bd63-449f-9e48-4d234264c8d5/Track12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8cfbb741-bd63-449f-9e48-4d234264c8d5/Track12.mp3</text:p>
          </table:table-cell>
          <table:table-cell office:value-type="string" calcext:value-type="string">
            <text:p>year</text:p>
          </table:table-cell>
          <table:table-cell office:value-type="float" office:value="2000" calcext:value-type="float">
            <text:p>200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8cfbb741-bd63-449f-9e48-4d234264c8d5/Track12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ult c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ult ye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alue year</text:p>
          </table:table-cell>
          <table:table-cell office:value-type="float" office:value="2000" calcext:value-type="float">
            <text:p>200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/>
          <table:table-cell office:value-type="string" calcext:value-type="string">
            <text:p>Result gen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alue genre</text:p>
          </table:table-cell>
          <table:table-cell/>
          <table:table-cell office:value-type="string" calcext:value-type="string">
            <text:p>Reggae</text:p>
          </table:table-cell>
        </table:table-row>
      </table:table>
      <table:table table:name="9dc7fe6a-3fa4-4461-8975-ecb7218b39a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7_KO</text:p>
          </table:table-cell>
          <table:table-cell office:value-type="string" calcext:value-type="string">
            <text:p>MergeDevice8_OK</text:p>
          </table:table-cell>
        </table:table-row>
        <table:table-row table:style-name="ro1">
          <table:table-cell office:value-type="string" calcext:value-type="string">
            <text:p>9dc7fe6a-3fa4-4461-8975-ecb7218b39a3/Track1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dc7fe6a-3fa4-4461-8975-ecb7218b39a3/Track1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dc7fe6a-3fa4-4461-8975-ecb7218b39a3/Track2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dc7fe6a-3fa4-4461-8975-ecb7218b39a3/Track2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dc7fe6a-3fa4-4461-8975-ecb7218b39a3/Track3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dc7fe6a-3fa4-4461-8975-ecb7218b39a3/Track3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dc7fe6a-3fa4-4461-8975-ecb7218b39a3/Track4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dc7fe6a-3fa4-4461-8975-ecb7218b39a3/Track4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dc7fe6a-3fa4-4461-8975-ecb7218b39a3/Track5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dc7fe6a-3fa4-4461-8975-ecb7218b39a3/Track5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dc7fe6a-3fa4-4461-8975-ecb7218b39a3/Track6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dc7fe6a-3fa4-4461-8975-ecb7218b39a3/Track6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dc7fe6a-3fa4-4461-8975-ecb7218b39a3/Track7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dc7fe6a-3fa4-4461-8975-ecb7218b39a3/Track7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dc7fe6a-3fa4-4461-8975-ecb7218b39a3/Track8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dc7fe6a-3fa4-4461-8975-ecb7218b39a3/Track8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dc7fe6a-3fa4-4461-8975-ecb7218b39a3/Track9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dc7fe6a-3fa4-4461-8975-ecb7218b39a3/Track9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dc7fe6a-3fa4-4461-8975-ecb7218b39a3/Track10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dc7fe6a-3fa4-4461-8975-ecb7218b39a3/Track10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dc7fe6a-3fa4-4461-8975-ecb7218b39a3/Track11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dc7fe6a-3fa4-4461-8975-ecb7218b39a3/Track11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dc7fe6a-3fa4-4461-8975-ecb7218b39a3/Track12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dc7fe6a-3fa4-4461-8975-ecb7218b39a3/Track12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ult c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ult gen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alue genre</text:p>
          </table:table-cell>
          <table:table-cell/>
          <table:table-cell office:value-type="string" calcext:value-type="string">
            <text:p>Reggae</text:p>
          </table:table-cell>
        </table:table-row>
      </table:table>
      <table:table table:name="9e097b10-8160-491e-a310-e26e54a86a10" table:style-name="ta1"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7_KO</text:p>
          </table:table-cell>
          <table:table-cell office:value-type="string" calcext:value-type="string">
            <text:p>MergeDevice8_OK</text:p>
          </table:table-cell>
        </table:table-row>
        <table:table-row table:style-name="ro1">
          <table:table-cell office:value-type="string" calcext:value-type="string">
            <text:p>9e097b10-8160-491e-a310-e26e54a86a10/Track1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e097b10-8160-491e-a310-e26e54a86a10/Track1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e097b10-8160-491e-a310-e26e54a86a10/Track2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e097b10-8160-491e-a310-e26e54a86a10/Track2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e097b10-8160-491e-a310-e26e54a86a10/Track3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e097b10-8160-491e-a310-e26e54a86a10/Track3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e097b10-8160-491e-a310-e26e54a86a10/Track4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e097b10-8160-491e-a310-e26e54a86a10/Track4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e097b10-8160-491e-a310-e26e54a86a10/Track5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e097b10-8160-491e-a310-e26e54a86a10/Track5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e097b10-8160-491e-a310-e26e54a86a10/Track6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e097b10-8160-491e-a310-e26e54a86a10/Track6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e097b10-8160-491e-a310-e26e54a86a10/Track7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e097b10-8160-491e-a310-e26e54a86a10/Track7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e097b10-8160-491e-a310-e26e54a86a10/Track8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e097b10-8160-491e-a310-e26e54a86a10/Track8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e097b10-8160-491e-a310-e26e54a86a10/Track9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e097b10-8160-491e-a310-e26e54a86a10/Track9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e097b10-8160-491e-a310-e26e54a86a10/Track10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9e097b10-8160-491e-a310-e26e54a86a10/Track10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ult c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ult gen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alue genre</text:p>
          </table:table-cell>
          <table:table-cell/>
          <table:table-cell office:value-type="string" calcext:value-type="string">
            <text:p>Reggae</text:p>
          </table:table-cell>
        </table:table-row>
      </table:table>
      <table:table table:name="13ca98f6-1a9f-4d76-a3b3-a72a16d91916" table:style-name="ta1"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7_KO</text:p>
          </table:table-cell>
          <table:table-cell office:value-type="string" calcext:value-type="string">
            <text:p>MergeDevice8_OK</text:p>
          </table:table-cell>
        </table:table-row>
        <table:table-row table:style-name="ro1">
          <table:table-cell office:value-type="string" calcext:value-type="string">
            <text:p>13ca98f6-1a9f-4d76-a3b3-a72a16d91916/Track1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1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2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2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3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3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4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4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5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5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6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6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7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7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8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8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9.mp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213 tha Gangsta Clicc</text:p>
          </table:table-cell>
        </table:table-row>
        <table:table-row table:style-name="ro1">
          <table:table-cell office:value-type="string" calcext:value-type="string">
            <text:p>13ca98f6-1a9f-4d76-a3b3-a72a16d91916/Track9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9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10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10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11.mp3</text:p>
          </table:table-cell>
          <table:table-cell office:value-type="string" calcext:value-type="string">
            <text:p>artis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13 feat. Boki</text:p>
          </table:table-cell>
        </table:table-row>
        <table:table-row table:style-name="ro1">
          <table:table-cell office:value-type="string" calcext:value-type="string">
            <text:p>13ca98f6-1a9f-4d76-a3b3-a72a16d91916/Track11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11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12.mp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Joysticc</text:p>
          </table:table-cell>
        </table:table-row>
        <table:table-row table:style-name="ro1">
          <table:table-cell office:value-type="string" calcext:value-type="string">
            <text:p>13ca98f6-1a9f-4d76-a3b3-a72a16d91916/Track12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12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13.mp3</text:p>
          </table:table-cell>
          <table:table-cell office:value-type="string" calcext:value-type="string">
            <text:p>artis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ave Chappelle</text:p>
          </table:table-cell>
        </table:table-row>
        <table:table-row table:style-name="ro1">
          <table:table-cell office:value-type="string" calcext:value-type="string">
            <text:p>13ca98f6-1a9f-4d76-a3b3-a72a16d91916/Track13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13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14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14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15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15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16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16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17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17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18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18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ca98f6-1a9f-4d76-a3b3-a72a16d91916/Track19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13ca98f6-1a9f-4d76-a3b3-a72a16d91916/Track19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ult c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ult gen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alue genre</text:p>
          </table:table-cell>
          <table:table-cell/>
          <table:table-cell office:value-type="string" calcext:value-type="string">
            <text:p>Reggae</text:p>
          </table:table-cell>
        </table:table-row>
      </table:table>
      <table:table table:name="7598d527-bc8d-4282-a72c-874f335d05ac" table:style-name="ta1"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7_KO</text:p>
          </table:table-cell>
          <table:table-cell office:value-type="string" calcext:value-type="string">
            <text:p>MergeDevice8_OK</text:p>
          </table:table-cell>
        </table:table-row>
        <table:table-row table:style-name="ro1">
          <table:table-cell office:value-type="string" calcext:value-type="string">
            <text:p>7598d527-bc8d-4282-a72c-874f335d05ac/Track1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7598d527-bc8d-4282-a72c-874f335d05ac/Track1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598d527-bc8d-4282-a72c-874f335d05ac/Track2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7598d527-bc8d-4282-a72c-874f335d05ac/Track2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598d527-bc8d-4282-a72c-874f335d05ac/Track3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7598d527-bc8d-4282-a72c-874f335d05ac/Track3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598d527-bc8d-4282-a72c-874f335d05ac/Track4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7598d527-bc8d-4282-a72c-874f335d05ac/Track4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598d527-bc8d-4282-a72c-874f335d05ac/Track5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7598d527-bc8d-4282-a72c-874f335d05ac/Track5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598d527-bc8d-4282-a72c-874f335d05ac/Track6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7598d527-bc8d-4282-a72c-874f335d05ac/Track6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598d527-bc8d-4282-a72c-874f335d05ac/Track7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7598d527-bc8d-4282-a72c-874f335d05ac/Track7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598d527-bc8d-4282-a72c-874f335d05ac/Track8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7598d527-bc8d-4282-a72c-874f335d05ac/Track8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598d527-bc8d-4282-a72c-874f335d05ac/Track9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7598d527-bc8d-4282-a72c-874f335d05ac/Track9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ult c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ult gen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alue genre</text:p>
          </table:table-cell>
          <table:table-cell/>
          <table:table-cell office:value-type="string" calcext:value-type="string">
            <text:p>Reggae</text:p>
          </table:table-cell>
        </table:table-row>
      </table:table>
      <table:table table:name="be04bc1f-fc63-48f5-b1ca-2723f17d241d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7_KO</text:p>
          </table:table-cell>
          <table:table-cell office:value-type="string" calcext:value-type="string">
            <text:p>MergeDevice8_OK</text:p>
          </table:table-cell>
        </table:table-row>
        <table:table-row table:style-name="ro1">
          <table:table-cell office:value-type="string" calcext:value-type="string">
            <text:p>be04bc1f-fc63-48f5-b1ca-2723f17d241d/Track1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1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1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2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2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2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3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3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3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4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4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4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5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5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5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6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6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6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7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7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7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8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8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8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9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9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9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10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10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10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11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11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11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12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12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12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13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13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13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14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14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14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15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15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15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16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16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16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17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17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17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18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18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18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04bc1f-fc63-48f5-b1ca-2723f17d241d/Track19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be04bc1f-fc63-48f5-b1ca-2723f17d241d/Track19.mp3</text:p>
          </table:table-cell>
          <table:table-cell office:value-type="string" calcext:value-type="string">
            <text:p>disc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04bc1f-fc63-48f5-b1ca-2723f17d241d/Track19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ult c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ult discNoF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ult gen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alue genre</text:p>
          </table:table-cell>
          <table:table-cell/>
          <table:table-cell office:value-type="string" calcext:value-type="string">
            <text:p>Reggae</text:p>
          </table:table-cell>
        </table:table-row>
      </table:table>
      <table:table table:name="c212b71b-848c-491c-8ae7-b62a993ae194" table:style-name="ta1">
        <table:table-column table:style-name="co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7_KO</text:p>
          </table:table-cell>
          <table:table-cell office:value-type="string" calcext:value-type="string">
            <text:p>MergeDevice8_OK</text:p>
          </table:table-cell>
        </table:table-row>
        <table:table-row table:style-name="ro1">
          <table:table-cell office:value-type="string" calcext:value-type="string">
            <text:p>c212b71b-848c-491c-8ae7-b62a993ae194/Track1.mp3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, verdad</text:p>
          </table:table-cell>
        </table:table-row>
        <table:table-row table:style-name="ro1">
          <table:table-cell office:value-type="string" calcext:value-type="string">
            <text:p>c212b71b-848c-491c-8ae7-b62a993ae194/Track1.mp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De verdad verdad</text:p>
          </table:table-cell>
        </table:table-row>
        <table:table-row table:style-name="ro1">
          <table:table-cell office:value-type="string" calcext:value-type="string">
            <text:p>c212b71b-848c-491c-8ae7-b62a993ae194/Track1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c212b71b-848c-491c-8ae7-b62a993ae194/Track1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2b71b-848c-491c-8ae7-b62a993ae194/Track2.mp3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, verdad</text:p>
          </table:table-cell>
        </table:table-row>
        <table:table-row table:style-name="ro1">
          <table:table-cell office:value-type="string" calcext:value-type="string">
            <text:p>c212b71b-848c-491c-8ae7-b62a993ae194/Track2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c212b71b-848c-491c-8ae7-b62a993ae194/Track2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2b71b-848c-491c-8ae7-b62a993ae194/Track3.mp3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, verdad</text:p>
          </table:table-cell>
        </table:table-row>
        <table:table-row table:style-name="ro1">
          <table:table-cell office:value-type="string" calcext:value-type="string">
            <text:p>c212b71b-848c-491c-8ae7-b62a993ae194/Track3.mp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ú</text:p>
          </table:table-cell>
        </table:table-row>
        <table:table-row table:style-name="ro1">
          <table:table-cell office:value-type="string" calcext:value-type="string">
            <text:p>c212b71b-848c-491c-8ae7-b62a993ae194/Track3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c212b71b-848c-491c-8ae7-b62a993ae194/Track3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2b71b-848c-491c-8ae7-b62a993ae194/Track4.mp3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, verdad</text:p>
          </table:table-cell>
        </table:table-row>
        <table:table-row table:style-name="ro1">
          <table:table-cell office:value-type="string" calcext:value-type="string">
            <text:p>c212b71b-848c-491c-8ae7-b62a993ae194/Track4.mp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El abogado</text:p>
          </table:table-cell>
        </table:table-row>
        <table:table-row table:style-name="ro1">
          <table:table-cell office:value-type="string" calcext:value-type="string">
            <text:p>c212b71b-848c-491c-8ae7-b62a993ae194/Track4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c212b71b-848c-491c-8ae7-b62a993ae194/Track4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2b71b-848c-491c-8ae7-b62a993ae194/Track5.mp3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, verdad</text:p>
          </table:table-cell>
        </table:table-row>
        <table:table-row table:style-name="ro1">
          <table:table-cell office:value-type="string" calcext:value-type="string">
            <text:p>c212b71b-848c-491c-8ae7-b62a993ae194/Track5.mp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Vine a cantar mis penas</text:p>
          </table:table-cell>
        </table:table-row>
        <table:table-row table:style-name="ro1">
          <table:table-cell office:value-type="string" calcext:value-type="string">
            <text:p>c212b71b-848c-491c-8ae7-b62a993ae194/Track5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c212b71b-848c-491c-8ae7-b62a993ae194/Track5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2b71b-848c-491c-8ae7-b62a993ae194/Track6.mp3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, verdad</text:p>
          </table:table-cell>
        </table:table-row>
        <table:table-row table:style-name="ro1">
          <table:table-cell office:value-type="string" calcext:value-type="string">
            <text:p>c212b71b-848c-491c-8ae7-b62a993ae194/Track6.mp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La verdad</text:p>
          </table:table-cell>
        </table:table-row>
        <table:table-row table:style-name="ro1">
          <table:table-cell office:value-type="string" calcext:value-type="string">
            <text:p>c212b71b-848c-491c-8ae7-b62a993ae194/Track6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c212b71b-848c-491c-8ae7-b62a993ae194/Track6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2b71b-848c-491c-8ae7-b62a993ae194/Track7.mp3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, verdad</text:p>
          </table:table-cell>
        </table:table-row>
        <table:table-row table:style-name="ro1">
          <table:table-cell office:value-type="string" calcext:value-type="string">
            <text:p>c212b71b-848c-491c-8ae7-b62a993ae194/Track7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c212b71b-848c-491c-8ae7-b62a993ae194/Track7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2b71b-848c-491c-8ae7-b62a993ae194/Track8.mp3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, verdad</text:p>
          </table:table-cell>
        </table:table-row>
        <table:table-row table:style-name="ro1">
          <table:table-cell office:value-type="string" calcext:value-type="string">
            <text:p>c212b71b-848c-491c-8ae7-b62a993ae194/Track8.mp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El pretexto</text:p>
          </table:table-cell>
        </table:table-row>
        <table:table-row table:style-name="ro1">
          <table:table-cell office:value-type="string" calcext:value-type="string">
            <text:p>c212b71b-848c-491c-8ae7-b62a993ae194/Track8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c212b71b-848c-491c-8ae7-b62a993ae194/Track8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2b71b-848c-491c-8ae7-b62a993ae194/Track9.mp3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, verdad</text:p>
          </table:table-cell>
        </table:table-row>
        <table:table-row table:style-name="ro1">
          <table:table-cell office:value-type="string" calcext:value-type="string">
            <text:p>c212b71b-848c-491c-8ae7-b62a993ae194/Track9.mp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Tú eres lo que yo más quiero</text:p>
          </table:table-cell>
        </table:table-row>
        <table:table-row table:style-name="ro1">
          <table:table-cell office:value-type="string" calcext:value-type="string">
            <text:p>c212b71b-848c-491c-8ae7-b62a993ae194/Track9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c212b71b-848c-491c-8ae7-b62a993ae194/Track9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2b71b-848c-491c-8ae7-b62a993ae194/Track10.mp3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, verdad</text:p>
          </table:table-cell>
        </table:table-row>
        <table:table-row table:style-name="ro1">
          <table:table-cell office:value-type="string" calcext:value-type="string">
            <text:p>c212b71b-848c-491c-8ae7-b62a993ae194/Track10.mp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Color de rosa</text:p>
          </table:table-cell>
        </table:table-row>
        <table:table-row table:style-name="ro1">
          <table:table-cell office:value-type="string" calcext:value-type="string">
            <text:p>c212b71b-848c-491c-8ae7-b62a993ae194/Track10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c212b71b-848c-491c-8ae7-b62a993ae194/Track10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ult c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ult gen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alue 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/>
          <table:table-cell office:value-type="string" calcext:value-type="string">
            <text:p>Result alb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alue album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, verdad</text:p>
          </table:table-cell>
        </table:table-row>
      </table:table>
      <table:table table:name="6cc35892-c44f-4aa7-bfee-5f63eca70821" table:style-name="ta1">
        <table:table-column table:style-name="co1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7_KO</text:p>
          </table:table-cell>
          <table:table-cell office:value-type="string" calcext:value-type="string">
            <text:p>MergeDevice8_OK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nbCov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ult c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ult gen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alue genre</text:p>
          </table:table-cell>
          <table:table-cell/>
          <table:table-cell office:value-type="string" calcext:value-type="string">
            <text:p>Regg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16:02:27.818516480</dc:date>
    <dc:creator>Raphael </dc:creator>
    <meta:editing-duration>PT1M32S</meta:editing-duration>
    <meta:editing-cycles>1</meta:editing-cycles>
    <meta:document-statistic meta:table-count="8" meta:cell-count="1044" meta:object-count="0"/>
    <meta:generator>LibreOffice/5.0.3.2$Linux_X86_64 LibreOffice_project/00m0$Build-2</meta:generator>
  </office:meta>
</office:document-meta>
</file>